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co2" style:family="table-column">
      <style:table-column-properties fo:break-before="auto" style:column-width="9.001cm"/>
    </style:style>
    <style:style style:name="co3" style:family="table-column">
      <style:table-column-properties fo:break-before="auto" style:column-width="9.506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3.595cm"/>
    </style:style>
    <style:style style:name="ro1" style:family="table-row">
      <style:table-row-properties style:row-height="1.914cm" fo:break-before="auto" style:use-optimal-row-height="false"/>
    </style:style>
    <style:style style:name="ro2" style:family="table-row">
      <style:table-row-properties style:row-height="4.7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ais de Contro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7" table:default-cell-style-name="Default"/>
        <table:table-column table:style-name="co2" table:number-columns-repeated="1012" table:default-cell-style-name="ce1"/>
        <table:table-row table:style-name="ro1">
          <table:table-cell table:style-name="ce3" office:value-type="string" calcext:value-type="string">
            <text:p>OP / bi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PC é incrementado normalmente em 1 bit</text:p>
          </table:table-cell>
          <table:table-cell table:style-name="ce3" office:value-type="string" calcext:value-type="string">
            <text:p>PC é incrementado em 1 + o resultado da ALU de soma (que será definido pelos próximos sinais de controle)</text:p>
            <text:p/>
            <text:p>Uso: GOTO, DECFSZ, BTFSC</text:p>
          </table:table-cell>
          <table:table-cell table:style-name="ce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kip</text:p>
          </table:table-cell>
          <table:table-cell table:style-name="ce3" office:value-type="string" calcext:value-type="string">
            <text:p>Se houver um salto (Branch = 1), o salto é determinado pelo literal enviado pela instrução</text:p>
            <text:p/>
            <text:p>Uso: GOTO</text:p>
          </table:table-cell>
          <table:table-cell table:style-name="ce3" office:value-type="string" calcext:value-type="string">
            <text:p>Se houver um salto (Branch = 1), o salto será de apenas uma instrução (SKIP)</text:p>
            <text:p/>
            <text:p>Uso: DECFSZ, BTFSC</text:p>
          </table:table-cell>
          <table:table-cell table:style-name="ce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kip Type</text:p>
          </table:table-cell>
          <table:table-cell table:style-name="ce3" office:value-type="string" calcext:value-type="string">
            <text:p>Se houver um skip (Skip = 1), o skip é determinado pelo valor do bit do file register, determinado pela instrução</text:p>
            <text:p/>
            <text:p>Uso: BTFSC</text:p>
          </table:table-cell>
          <table:table-cell table:style-name="ce3" office:value-type="string" calcext:value-type="string">
            <text:p>Se houver um skip (Skip = 1), o skip é determinado pelo bit Z do registrador de status, ou seja, se o resultado da operação lógica ou aritmética for 0</text:p>
            <text:p/>
            <text:p>Uso: DECFSZ</text:p>
          </table:table-cell>
          <table:table-cell table:style-name="ce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irst OP</text:p>
          </table:table-cell>
          <table:table-cell table:style-name="ce3" office:value-type="string" calcext:value-type="string">
            <text:p>Primeiro operando que será enviado para a ALU é um literal.</text:p>
            <text:p/>
            <text:p>Uso: MOVLW</text:p>
          </table:table-cell>
          <table:table-cell table:style-name="ce3" office:value-type="string" calcext:value-type="string">
            <text:p>Primeiro operando que será enviado para a ALU é o valor armazenado em um file register.</text:p>
            <text:p/>
            <text:p>Uso: ADDWF, ANDWF, DECF, DECFSZ, INCF, MOVF, SUBWF</text:p>
          </table:table-cell>
          <table:table-cell table:style-name="ce3" office:value-type="string" calcext:value-type="string">
            <text:p>Primeiro operando que será enviado para a ALU é o valor armazenado em W</text:p>
            <text:p/>
            <text:p>Uso: MOVEWF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c OP</text:p>
          </table:table-cell>
          <table:table-cell table:style-name="ce3" office:value-type="string" calcext:value-type="string">
            <text:p>Segundo operando que será enviado para a ALU é o valor 1.</text:p>
            <text:p/>
            <text:p>Uso. DECF, DECFSZ, INCF</text:p>
          </table:table-cell>
          <table:table-cell table:style-name="ce3" office:value-type="string" calcext:value-type="string">
            <text:p>Segundo operando que será enviado para a ALU é o valor armazenado em W</text:p>
            <text:p/>
            <text:p>Uso: ADDWF, ANDWF, MOVEWF, SUBWF</text:p>
          </table:table-cell>
          <table:table-cell table:style-name="ce3" office:value-type="string" calcext:value-type="string">
            <text:p>Segundo operando que será enviado para a ALU é o valor 0</text:p>
            <text:p/>
            <text:p>Uso: MOVF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p Dest</text:p>
          </table:table-cell>
          <table:table-cell table:style-name="ce3" office:value-type="string" calcext:value-type="string">
            <text:p>Resultado da ALU é escrito no registrador W.</text:p>
            <text:p/>
            <text:p>Uso: ADDWF, ANDWF, DECF, DECFSZ, INCF, MOVF, SUBWF.</text:p>
          </table:table-cell>
          <table:table-cell table:style-name="ce3" office:value-type="string" calcext:value-type="string">
            <text:p><text:span text:style-name="T1">Resultado da ALU é escrito no file register.</text:span></text:p>
            <text:p/>
            <text:p><text:span text:style-name="T1">Uso: ADDWF, ANDWF, DECF, DECFSZ, INCF, MOVF, SUBWF.</text:span></text:p>
          </table:table-cell>
          <table:table-cell table:style-name="ce3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12">
          <table:table-cell table:style-name="Default" table:number-columns-repeated="5"/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rações" table:style-name="ta1">
        <table:table-column table:style-name="co5" table:number-columns-repeated="7" table:default-cell-style-name="ce1"/>
        <table:table-column table:style-name="co5" table:number-columns-repeated="1017" table:default-cell-style-name="ce2"/>
        <table:table-row table:style-name="ro3">
          <table:table-cell table:style-name="ce3" office:value-type="string" calcext:value-type="string">
            <text:p>Operação / Sinal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string" calcext:value-type="string">
            <text:p>Skip Type</text:p>
          </table:table-cell>
          <table:table-cell table:style-name="ce3" office:value-type="string" calcext:value-type="string">
            <text:p>First OP</text:p>
          </table:table-cell>
          <table:table-cell table:style-name="ce3" office:value-type="string" calcext:value-type="string">
            <text:p>Sec OP</text:p>
          </table:table-cell>
          <table:table-cell table:style-name="ce3" office:value-type="string" calcext:value-type="string">
            <text:p>OP dest</text:p>
          </table:table-cell>
          <table:table-cell table:style-name="ce6" office:value-type="string" calcext:value-type="string">
            <text:p>ALUOP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DDW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finido por d</text:p>
          </table:table-cell>
          <table:table-cell table:style-name="ce6" office:value-type="string" calcext:value-type="string">
            <text:p>ADD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NDW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finido por d</text:p>
          </table:table-cell>
          <table:table-cell table:style-name="ce6" office:value-type="string" calcext:value-type="string">
            <text:p>AND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EC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finido por d</text:p>
          </table:table-cell>
          <table:table-cell table:style-name="ce6" office:value-type="string" calcext:value-type="string">
            <text:p>SUB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ECFSZ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finido por d</text:p>
          </table:table-cell>
          <table:table-cell table:style-name="ce6" office:value-type="string" calcext:value-type="string">
            <text:p>SUB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INC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finido por d</text:p>
          </table:table-cell>
          <table:table-cell table:style-name="ce6" office:value-type="string" calcext:value-type="string">
            <text:p>ADD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OV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finido por d</text:p>
          </table:table-cell>
          <table:table-cell table:style-name="ce6" office:value-type="string" calcext:value-type="string">
            <text:p>ADD ou O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OVW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ND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BW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finido por d</text:p>
          </table:table-cell>
          <table:table-cell table:style-name="ce6" office:value-type="string" calcext:value-type="string">
            <text:p>SUB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BTFSC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GOT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MOVLW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DD ou OR</text:p>
          </table:table-cell>
          <table:table-cell table:number-columns-repeated="1016"/>
        </table:table-row>
        <table:table-row table:style-name="ro3" table:number-rows-repeated="8">
          <table:table-cell table:style-name="ce2" table:number-columns-repeated="2"/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5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6:32:00.1161787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9T15:48:37.242483418</meta:creation-date>
    <dc:date>2022-06-19T17:00:40.917948954</dc:date>
    <meta:editing-duration>PT34M3S</meta:editing-duration>
    <meta:editing-cycles>3</meta:editing-cycles>
    <meta:generator>LibreOffice/6.4.7.2$Linux_X86_64 LibreOffice_project/40$Build-2</meta:generator>
    <meta:document-statistic meta:table-count="2" meta:cell-count="124" meta:object-count="0"/>
  </office:meta>
</office:document-meta>
</file>